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528in"/>
    </style:style>
    <style:style style:name="co2" style:family="table-column">
      <style:table-column-properties fo:break-before="auto" style:column-width="0.8047in"/>
    </style:style>
    <style:style style:name="co3" style:family="table-column">
      <style:table-column-properties fo:break-before="auto" style:column-width="0.4618in"/>
    </style:style>
    <style:style style:name="co4" style:family="table-column">
      <style:table-column-properties fo:break-before="auto" style:column-width="0.5339in"/>
    </style:style>
    <style:style style:name="co5" style:family="table-column">
      <style:table-column-properties fo:break-before="auto" style:column-width="1.4819in"/>
    </style:style>
    <style:style style:name="co6" style:family="table-column">
      <style:table-column-properties fo:break-before="auto" style:column-width="0.7181in"/>
    </style:style>
    <style:style style:name="co7" style:family="table-column">
      <style:table-column-properties fo:break-before="auto" style:column-width="3.45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</office:automatic-styles>
  <office:body>
    <office:spreadsheet>
      <table:table table:name="Sheet1_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>
            <text:p>Quantity</text:p>
          </table:table-cell>
          <table:table-cell table:style-name="ce1" office:value-type="string">
            <text:p>Designator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Supplier - Digikey</text:p>
          </table:table-cell>
          <table:table-cell table:style-name="ce1" office:value-type="string">
            <text:p>Supplier - E+H-flowtec SAP</text:p>
          </table:table-cell>
          <table:table-cell table:style-name="ce1" office:value-type="string">
            <text:p>LibRef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1</text:p>
          </table:table-cell>
          <table:table-cell office:value-type="string">
            <text:p>10uF</text:p>
          </table:table-cell>
          <table:table-cell office:value-type="string">
            <text:p>16V</text:p>
          </table:table-cell>
          <table:table-cell/>
          <table:table-cell office:value-type="float" office:value="71107344">
            <text:p>71107344</text:p>
          </table:table-cell>
          <table:table-cell office:value-type="string">
            <text:p>C_SMD_CER_10U_16V_10%_X5R_08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2</text:p>
          </table:table-cell>
          <table:table-cell office:value-type="string">
            <text:p>1uF</text:p>
          </table:table-cell>
          <table:table-cell office:value-type="string">
            <text:p>16V</text:p>
          </table:table-cell>
          <table:table-cell/>
          <table:table-cell office:value-type="float" office:value="50106956">
            <text:p>50106956</text:p>
          </table:table-cell>
          <table:table-cell office:value-type="string">
            <text:p>C_SMD_CER_1U_16V_10%_X5R_06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1</text:p>
          </table:table-cell>
          <table:table-cell table:number-columns-repeated="2"/>
          <table:table-cell office:value-type="string">
            <text:p>160-1456-1-ND</text:p>
          </table:table-cell>
          <table:table-cell/>
          <table:table-cell office:value-type="string">
            <text:p>H_SMD_LED_GREEN_12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1</text:p>
          </table:table-cell>
          <table:table-cell table:number-columns-repeated="3"/>
          <table:table-cell office:value-type="float" office:value="50020349">
            <text:p>50020349</text:p>
          </table:table-cell>
          <table:table-cell office:value-type="string">
            <text:p>N_TL062CD_SOP-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office:value-type="string">
            <text:p>100E</text:p>
          </table:table-cell>
          <table:table-cell office:value-type="string">
            <text:p>100mW</text:p>
          </table:table-cell>
          <table:table-cell/>
          <table:table-cell office:value-type="float" office:value="50092674">
            <text:p>50092674</text:p>
          </table:table-cell>
          <table:table-cell office:value-type="string">
            <text:p>R_SMD_THINFILM_100E_0W1_1%_50PPM_060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2, R3, R4</text:p>
          </table:table-cell>
          <table:table-cell office:value-type="string">
            <text:p>47k</text:p>
          </table:table-cell>
          <table:table-cell office:value-type="string">
            <text:p>100mW</text:p>
          </table:table-cell>
          <table:table-cell/>
          <table:table-cell office:value-type="float" office:value="50092708">
            <text:p>50092708</text:p>
          </table:table-cell>
          <table:table-cell office:value-type="string">
            <text:p>R_SMD_THINFILM_47K_0W1_1%_50PPM_06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5</text:p>
          </table:table-cell>
          <table:table-cell office:value-type="string">
            <text:p>100k</text:p>
          </table:table-cell>
          <table:table-cell office:value-type="string">
            <text:p>2W</text:p>
          </table:table-cell>
          <table:table-cell office:value-type="string">
            <text:p>3856A-282-104AL-ND</text:p>
          </table:table-cell>
          <table:table-cell/>
          <table:table-cell office:value-type="string">
            <text:p>R_THT_POT_100K_2W_10%_150PP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6, R7</text:p>
          </table:table-cell>
          <table:table-cell office:value-type="string">
            <text:p>22k</text:p>
          </table:table-cell>
          <table:table-cell office:value-type="string">
            <text:p>100mW</text:p>
          </table:table-cell>
          <table:table-cell/>
          <table:table-cell office:value-type="float" office:value="50092704">
            <text:p>50092704</text:p>
          </table:table-cell>
          <table:table-cell office:value-type="string">
            <text:p>R_SMD_THINFILM_22K_0W1_1&amp;_50PPM_06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8</text:p>
          </table:table-cell>
          <table:table-cell office:value-type="string">
            <text:p>470k</text:p>
          </table:table-cell>
          <table:table-cell office:value-type="string">
            <text:p>100mW</text:p>
          </table:table-cell>
          <table:table-cell/>
          <table:table-cell office:value-type="float" office:value="50092722">
            <text:p>50092722</text:p>
          </table:table-cell>
          <table:table-cell office:value-type="string">
            <text:p>R_SMD_THINFILM_470K_0W1_1%_50PPM_06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1</text:p>
          </table:table-cell>
          <table:table-cell table:number-columns-repeated="3"/>
          <table:table-cell office:value-type="float" office:value="50019820">
            <text:p>50019820</text:p>
          </table:table-cell>
          <table:table-cell office:value-type="string">
            <text:p>V_SMD_TRANS_NPN_BC847B_50V_0A2_SOT-23-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2</text:p>
          </table:table-cell>
          <table:table-cell office:value-type="string">
            <text:p>75V</text:p>
          </table:table-cell>
          <table:table-cell office:value-type="string">
            <text:p>150mA</text:p>
          </table:table-cell>
          <table:table-cell/>
          <table:table-cell office:value-type="float" office:value="50019426">
            <text:p>50019426</text:p>
          </table:table-cell>
          <table:table-cell office:value-type="string">
            <text:p>V_SMD_DIODE_LL4148_75V_0A15_SOD-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3</text:p>
          </table:table-cell>
          <table:table-cell office:value-type="string">
            <text:p>4.7V</text:p>
          </table:table-cell>
          <table:table-cell office:value-type="string">
            <text:p>125mW</text:p>
          </table:table-cell>
          <table:table-cell office:value-type="string">
            <text:p>CZRQR4V7B-HF-ND</text:p>
          </table:table-cell>
          <table:table-cell/>
          <table:table-cell office:value-type="string">
            <text:p>V_SMD_Z-DIODE_4V7_0W125_3%_040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X1</text:p>
          </table:table-cell>
          <table:table-cell table:number-columns-repeated="4"/>
          <table:table-cell office:value-type="string">
            <text:p>X_CONNECTOR_P2.54_D0.9_1X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X2</text:p>
          </table:table-cell>
          <table:table-cell table:number-columns-repeated="4"/>
          <table:table-cell office:value-type="string">
            <text:p>X_CONNECTOR_P2.54_D0.9_1X2</text:p>
          </table:table-cell>
        </table:table-row>
      </table:table>
      <table:table table:name="Sheet1" table:style-name="ta1">
        <table:table-column table:style-name="co8" table:default-cell-style-name="Default"/>
        <table:table-row table:style-name="ro2">
          <table:table-cell/>
        </table:table-row>
      </table:table>
      <table:table table:name="Sheet2" table:style-name="ta1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2T14:23:25</meta:creation-date>
    <dc:date>2014-04-22T14:57:13</dc:date>
    <meta:editing-duration>P0D</meta:editing-duration>
    <meta:editing-cycles>2</meta:editing-cycles>
    <meta:generator>LibreOffice/3.5$Linux_x86 LibreOffice_project/350m1$Build-2</meta:generator>
    <meta:document-statistic meta:table-count="4" meta:cell-count="79" meta:object-count="0"/>
  </office:meta>
</office:document-meta>
</file>